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fo:language="en" fo:country="US" style:font-size-asian="12pt" style:language-asian="en" style:country-asian="US" style:font-size-complex="12pt"/>
    </style:style>
    <style:style style:name="P6" style:family="paragraph" style:parent-style-name="Standard">
      <style:paragraph-properties fo:text-align="justify" style:justify-single-word="false"/>
      <style:text-properties fo:font-size="12pt" fo:language="en" fo:country="US" fo:font-weight="bold" style:font-size-asian="12pt" style:language-asian="en" style:country-asian="US"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paragraph-properties fo:text-align="start" style:justify-single-word="false"/>
    </style:style>
    <style:style style:name="P9" style:family="paragraph" style:parent-style-name="Standard" style:master-page-name="Standard">
      <style:paragraph-properties style:page-number="auto"/>
    </style:style>
    <style:style style:name="P10" style:family="paragraph">
      <style:paragraph-properties fo:margin-top="0in" fo:margin-bottom="0.0835in" fo:text-align="justify" style:writing-mode="lr-tb"/>
    </style:style>
    <style:style style:name="P11" style:family="paragraph">
      <style:paragraph-properties fo:margin-top="0in" fo:margin-bottom="0.0835in" fo:text-align="center" style:writing-mode="lr-tb"/>
    </style:style>
    <style:style style:name="P12" style:family="paragraph">
      <loext:graphic-properties draw:fill="solid" draw:fill-color="#ffffff"/>
      <style:paragraph-properties fo:margin-top="0in" fo:margin-bottom="0.0835in" fo:text-align="justify" style:writing-mode="lr-tb"/>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04278c"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fo:font-style="italic" style:font-style-asian="italic"/>
    </style:style>
    <style:style style:name="T8" style:family="text">
      <style:text-properties style:font-name-asian="Times New Roman"/>
    </style:style>
    <style:style style:name="T9" style:family="text">
      <style:text-properties fo:color="#000000" style:font-name="Times New Roman" fo:font-size="12pt" fo:language="en" fo:country="US" fo:font-style="italic" style:font-name-asian="Calibri" style:font-size-asian="12pt" style:font-style-asian="italic" style:font-name-complex="Times New Roman" style:font-size-complex="12pt" style:language-complex="ar" style:country-complex="SA"/>
    </style:style>
    <style:style style:name="T10" style:family="text">
      <style:text-properties fo:color="#000000" style:font-name="Times New Roman" fo:font-size="8pt" fo:language="en" fo:country="US" fo:font-style="italic" style:font-name-asian="Calibri" style:font-size-asian="8pt" style:font-style-asian="italic" style:font-name-complex="Times New Roman" style:font-size-complex="8pt" style:language-complex="ar" style:country-complex="SA"/>
    </style:style>
    <style:style style:name="T11" style:family="text">
      <style:text-properties fo:color="#000000" style:font-name="Times New Roman" fo:font-size="12pt" fo:language="en" fo:country="US" style:font-name-asian="Calibri" style:font-size-asian="12pt" style:font-name-complex="Times New Roman" style:font-size-complex="12pt" style:language-complex="ar" style:country-complex="SA"/>
    </style:style>
    <style:style style:name="T12" style:family="text">
      <style:text-properties fo:color="#000000" style:font-name="Times New Roman" fo:font-size="14pt" fo:language="en" fo:country="US" style:font-name-asian="Calibri" style:font-size-asian="14pt" style:font-name-complex="Times New Roman" style:font-size-complex="14pt" style:language-complex="ar" style:country-complex="SA"/>
    </style:style>
    <style:style style:name="fr1" style:family="graphic" style:parent-style-name="Frame">
      <style:graphic-properties style:wrap="run-through" style:number-wrapped-paragraphs="no-limit" style:vertical-pos="from-top" style:horizontal-pos="from-left" style:horizontal-rel="char" fo:padding-left="0.1in" fo:padding-right="0.1in" fo:padding-top="0.05in" fo:padding-bottom="0.05in" fo:border="0.74pt solid #000000"/>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solid" svg:stroke-width="0.0102in" svg:stroke-color="#000000" draw:stroke-linejoin="miter" svg:stroke-linecap="squar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PHIẾU PHÊ DUYỆT DỰ ÁN (1B)</text:span></text:p>
      <text:p text:style-name="Standard"><text:span text:style-name="T3">(Yêu cầu đối với mỗi học sinh, kể cả thành viên của nhóm)</text:span></text:p>
      <text:p text:style-name="P5"><draw:frame draw:style-name="fr1" draw:name="Frame1" text:anchor-type="as-char" svg:y="-0.0047in" svg:width="6.9311in" svg:height="3.7618in" draw:z-index="0"><draw:text-box><text:p text:style-name="P1"><text:span text:style-name="T2">1) Học sinh và cha mẹ học sinh</text:span></text:p><text:p text:style-name="P2">a) Sự thừa nhận của học sinh:</text:p><text:p text:style-name="P1"><text:span text:style-name="T6"><text:s text:c="4"/></text:span><text:span text:style-name="T4">- Tôi hiểu sự rủi ro và nguy hiểm có thể xảy ra trong Kế hoạch nghiên cứu được đề xuất.</text:span></text:p><text:p text:style-name="P1"><text:span text:style-name="T6"><text:s text:c="4"/></text:span><text:span text:style-name="T4">- Tôi đã đọc Quy chế của Cuộc thi và sẽ tuân theo mọi quy định trong quá trình nghiên cứu.</text:span></text:p><text:p text:style-name="P1"><text:span text:style-name="T6"><text:s text:c="4"/></text:span><text:span text:style-name="T4">- Tôi đã đọc và tuân thủ tuyên ngôn về đạo đức sau đây:</text:span></text:p><text:p text:style-name="P1"><text:span text:style-name="T6"><text:s text:c="6"/></text:span><text:span text:style-name="T3">Gian lận khoa học và hành vi sai trái không được cho phép ở mọi nghiên cứu hay cuộc thi. Những hành vi đó bao gồm đạo văn, giả mạo, sử dụng hoặc trình bày công trình của người khác như của mình, bịa đặt số liệu. Những dự án gian lận sẽ không được tham dự ở tất cả các cuộc thi.</text:span></text:p><text:p text:style-name="P2"/><text:p text:style-name="P1"><text:span text:style-name="T4">Tên học sinh: </text:span><text:span text:style-name="T5">Hồ Tuấn Kiệt</text:span><text:span text:style-name="T4"> <text:s text:c="34"/>Chữ kí: <text:s text:c="31"/>Ngày: </text:span></text:p><text:p text:style-name="P1"><text:span text:style-name="T3">b) Sự cho phép của bố mẹ/người bảo trợ:</text:span><text:span text:style-name="T4"> Tôi đã đọc và hiểu rõ những rủi ro và nguy hiểm có thể xảy ra trong Kế hoạch nghiên cứu. Tôi cho phép con tôi tham gia vào nghiên cứu này.</text:span></text:p><text:p text:style-name="P4"/><text:p text:style-name="P8"><text:span text:style-name="T4">Tên bố mẹ/người bảo trợ: Huỳnh Thị Bích Ngọc <text:s/>Chữ kí: <text:s text:c="31"/>Ngày:</text:span></text:p></draw:text-box></draw:frame></text:p>
      <text:p text:style-name="P1"><text:span text:style-name="T2">2) Hội đồng khoa học của địa phương hoặc cuộc thi </text:span><text:span text:style-name="T4">(Ký vào 2a hoặc 2b cho phù hợp)</text:span></text:p>
      <text:p text:style-name="P5"><draw:g text:anchor-type="as-char" svg:y="0in" draw:z-index="1" draw:style-name="gr1"><draw:frame draw:style-name="gr2" draw:text-style-name="P12" svg:width="3.3323in" svg:height="2.9551in" svg:x="0in" svg:y="0.0071in"><draw:text-box><text:p text:style-name="P10"><text:span text:style-name="T9">a) Đối với các dự án đòi hỏi sự chấp thuận bởi </text:span><text:span text:style-name="T9">Hội đồng khoa học trước khi thực nghiệm:</text:span></text:p><text:p text:style-name="P10"><text:span text:style-name="T10">(Con người, động vật có xương sống, tác nhân sinh học nguy </text:span><text:span text:style-name="T10">hiểm)</text:span></text:p><text:p text:style-name="P10"><text:span text:style-name="T11">Hội đồng khoa học đã nghiên cứu kỹ Kế hoạch </text:span><text:span text:style-name="T11">nghiên cứu của dự án và tất cả các phiếu theo </text:span><text:span text:style-name="T11">yêu cầu. Chữ kí của tôi biểu thị sự chấp thuận </text:span><text:span text:style-name="T11">Kế hoạch nghiên cứu trước khi học sinh bắt </text:span><text:span text:style-name="T11">đầu thực nghiệm.</text:span></text:p><text:p text:style-name="P10"><text:span text:style-name="T11"><text:s text:c="32"/></text:span><text:span text:style-name="T11">Ngày: …………………</text:span></text:p><text:p text:style-name="P10"><text:span text:style-name="T11"><text:s text:c="43"/></text:span><text:span text:style-name="T11">Chủ tịch</text:span></text:p><text:p text:style-name="P11"><text:span text:style-name="T12"/></text:p><text:p text:style-name="P10"><text:span text:style-name="T12"><text:s text:c="15"/></text:span><text:span text:style-name="T11">Họ và tên:…………………………</text:span></text:p></draw:text-box></draw:frame><draw:frame draw:style-name="gr2" draw:text-style-name="P12" svg:width="3.3512in" svg:height="2.963in" svg:x="3.5102in" svg:y="0in"><draw:text-box><text:p text:style-name="P10"><text:span text:style-name="T9">b) Đối với các nghiên cứu không có sự chấp </text:span><text:span text:style-name="T9">thuận trước của Hội đồng khoa học:</text:span></text:p><text:p text:style-name="P10"><text:span text:style-name="T11">Dự án này đã được thực hiện tại cơ quan </text:span><text:span text:style-name="T11">nghiên cứu (không phải ở nhà và ở trường), đã </text:span><text:span text:style-name="T11">được xem xét và cho phép bởi hội đồng cơ </text:span><text:span text:style-name="T11">quan trước khi thí nghiệm và phù hợp với Quy </text:span><text:span text:style-name="T11">định của Cuộc thi. (Kèm theo mẫu 1C đã được </text:span><text:span text:style-name="T11">cơ quan phê duyệt)</text:span></text:p><text:p text:style-name="P10"><text:span text:style-name="T11"><text:s text:c="31"/></text:span><text:span text:style-name="T11">Ngày: …………………</text:span></text:p><text:p text:style-name="P10"><text:span text:style-name="T11"><text:s text:c="43"/></text:span><text:span text:style-name="T11">Chủ tịch</text:span></text:p><text:p text:style-name="P11"><text:span text:style-name="T12"/></text:p><text:p text:style-name="P10"><text:span text:style-name="T12"><text:s text:c="15"/></text:span><text:span text:style-name="T11">Họ và tên:…………………………</text:span></text:p><text:p text:style-name="P10"><text:span text:style-name="T11"/></text:p></draw:text-box></draw:frame></draw:g></text:p>
      <text:p text:style-name="P7">3) Hội đồng thẩm định của cuộc thi (Yêu cầu đối với mọi dự án)</text:p>
      <text:p text:style-name="P6"><draw:frame draw:style-name="fr1" draw:name="Frame2" text:anchor-type="as-char" svg:y="-0.0047in" svg:width="6.8717in" svg:height="1.9126in" draw:z-index="2"><draw:text-box><text:p text:style-name="P1"><text:span text:style-name="T2">Hội đồng thẩm định phê duyệt sau khi thí nghiệm và trước cuộc thi quốc gia</text:span></text:p><text:p text:style-name="P1"><text:span text:style-name="T4">Tôi xác nhận rằng dự án này tuân thủ Kế hoạch nghiên cứu đã được phê duyệt và tuân thủ mọi quy định của cuộc thi.</text:span></text:p><text:p text:style-name="P4">Ngày: …………………………… <text:s text:c="39"/>Ngày: …………………………..</text:p><text:p text:style-name="P1"><text:span text:style-name="T6"><text:s text:c="4"/></text:span><text:span text:style-name="T4">Chủ tịch Hội đồng cơ sở<text:tab/><text:tab/> <text:s text:c="40"/>Chủ tịch Hội đồng quốc gia</text:span></text:p><text:p text:style-name="P4"/><text:p text:style-name="P4"><text:span text:style-name="T8">………………………………………………………………………………………………………</text:spa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in" fo:margin-bottom="0.7in" fo:margin-left="0.7in" fo:margin-right="0.7in"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22:51:00</meta:creation-date>
    <dc:date>2016-12-12T08:19:02.326518491</dc:date>
    <meta:editing-cycles>8</meta:editing-cycles>
    <meta:editing-duration>PT1H22M15S</meta:editing-duration>
    <meta:generator>LibreOffice/5.2.3.3$Linux_X86_64 LibreOffice_project/20m0$Build-3</meta:generator>
    <meta:document-statistic meta:table-count="0" meta:image-count="0" meta:object-count="0" meta:page-count="1" meta:paragraph-count="21" meta:word-count="308" meta:character-count="1585" meta:non-whitespace-character-count="1094"/>
  </office:meta>
</office:document-meta>
</file>